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d3d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d3d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d3d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d3d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d3d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d3d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d3d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d3d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d3d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d3d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d3d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d3d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d3d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d3d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d3d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d3d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d3d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osé Enrique Ydrogo Ramo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11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2270669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uis Fernando Azocar Oliv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270630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3.45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4" meta:non-whitespace-character-count="1005"/>
    <meta:template xlink:type="simple" xlink:actuate="onRequest" xlink:title="Normal" xlink:href=""/>
  </office:meta>
</office:document-meta>
</file>